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false" fo:min-height="6.554cm" fo:min-width="17.53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3cm"/>
    </style:style>
    <style:style style:name="P1" style:family="paragraph">
      <style:text-properties fo:font-size="12pt" style:font-size-asian="12pt" style:font-size-complex="1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fo:font-size="28pt" style:font-size-asian="28pt" style:font-size-complex="28pt"/>
    </style:style>
    <style:style style:name="P5" style:family="paragraph">
      <style:text-properties fo:font-size="24pt" style:font-size-asian="24pt" style:font-size-complex="24pt"/>
    </style:style>
    <style:style style:name="P6" style:family="paragraph">
      <style:text-properties fo:font-size="18pt" style:font-size-asian="18pt" style:font-size-complex="18pt"/>
    </style:style>
    <style:style style:name="P7" style:family="paragraph">
      <style:text-properties fo:font-size="32pt"/>
    </style:style>
    <style:style style:name="P8" style:family="paragraph">
      <style:text-properties fo:font-size="88pt" style:font-size-asian="88pt" style:font-size-complex="88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32pt"/>
    </style:style>
    <style:style style:name="T5" style:family="text">
      <style:text-properties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alkin' Tuples</text:p>
          </draw:text-box>
        </draw:frame>
        <draw:frame presentation:style-name="pr2" draw:layer="layout" svg:width="24.639cm" svg:height="12.179cm" svg:x="1.4cm" svg:y="4.914cm" presentation:class="subtitle">
          <draw:text-box>
            <text:p>A little fun with C++11!</text:p>
          </draw:text-box>
        </draw:frame>
        <draw:frame draw:style-name="gr1" draw:text-style-name="P1" draw:layer="layout" svg:width="9.866cm" svg:height="0.725cm" svg:x="1.524cm" svg:y="19.304cm">
          <draw:text-box>
            <text:p text:style-name="P1">Jesse Williamson,”<text:a xlink:href="mailto:nerd.cpp@gmail.com" xlink:type="simple">nerd.cpp@gmail.com</text:a>” (c) 2014</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laimer</text:p>
          </draw:text-box>
        </draw:frame>
        <draw:frame presentation:style-name="pr4" draw:layer="layout" svg:width="24.639cm" svg:height="12.18cm" svg:x="1.4cm" svg:y="4.914cm" presentation:class="outline">
          <draw:text-box>
            <text:list text:style-name="L3">
              <text:list-item>
                <text:p>Nothing in or implied within this deck 'o slides or yapped about or implicitly yapped or thought about nor ever thought about in or within or because of this presentation or in these slides or pretty much anything that comes out of my yapper or thinker or in or not in these slides or in or out of these slides or sliding along the slides or any other slidy-yappy-stuff has anything to do in any express or implied way and also in no way reflects the views of my esteemed employer, the Integrated Electronics (“Intel”) Corporation. So say we all.</text:p>
              </text:list-item>
            </text:list>
          </draw:text-box>
        </draw:frame>
        <presentation:notes draw:style-name="dp2">
          <draw:page-thumbnail draw:style-name="gr2"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s a Tuple?</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s a Tuple?</text:p>
          </draw:text-box>
        </draw:frame>
        <draw:frame presentation:style-name="pr2" draw:layer="layout" svg:width="24.639cm" svg:height="12.179cm" svg:x="1.4cm" svg:y="4.914cm" presentation:class="subtitle" presentation:user-transformed="true">
          <draw:text-box>
            <text:p>A ordered, sequential discrete structure;</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s a Tuple?</text:p>
          </draw:text-box>
        </draw:frame>
        <draw:frame presentation:style-name="pr2" draw:layer="layout" svg:width="24.639cm" svg:height="12.179cm" svg:x="1.4cm" svg:y="4.914cm" presentation:class="subtitle" presentation:user-transformed="true">
          <draw:text-box>
            <text:p>An ordered, sequential discrete structure;</text:p>
            <text:p>A “struct” indexed by position rather than name;</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s a Tuple?</text:p>
          </draw:text-box>
        </draw:frame>
        <draw:frame presentation:style-name="pr2" draw:layer="layout" svg:width="24.639cm" svg:height="12.179cm" svg:x="1.4cm" svg:y="4.914cm" presentation:class="subtitle" presentation:user-transformed="true">
          <draw:text-box>
            <text:p>An ordered, sequential discrete structure;</text:p>
            <text:p>A “struct” indexed by position rather than name;</text:p>
            <text:p>A heterogenous array;</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s a Tuple?</text:p>
          </draw:text-box>
        </draw:frame>
        <draw:frame presentation:style-name="pr2" draw:layer="layout" svg:width="24.639cm" svg:height="12.179cm" svg:x="1.4cm" svg:y="4.914cm" presentation:class="subtitle" presentation:user-transformed="true">
          <draw:text-box>
            <text:p>An ordered, sequential discrete structure;</text:p>
            <text:p>A “struct” indexed by position rather than name;</text:p>
            <text:p>A heterogenous array;</text:p>
            <text:p/>
            <text:p>They're great for passing around temporarily-related data, like a status and some results:</text:p>
            <text:p/>
            <text:p>tp = (“ok”, [“Here”, “is”, “some”, “data”], 3.25)</text:p>
            <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at the Heck is a Tuple?</text:p>
          </draw:text-box>
        </draw:frame>
        <draw:frame presentation:style-name="pr2" draw:layer="layout" svg:width="24.639cm" svg:height="12.179cm" svg:x="1.4cm" svg:y="4.914cm" presentation:class="subtitle" presentation:user-transformed="true">
          <draw:text-box>
            <text:p>An ordered, sequential discrete structure;</text:p>
            <text:p>A “struct” indexed by position rather than name;</text:p>
            <text:p>A heterogenous array;</text:p>
            <text:p/>
            <text:p>They're great for passing around temporarily-related data, like a status and some results:</text:p>
            <text:p/>
            <text:p>tp = (“ok”, [“Here”, “is”, “some”, “data”], 3.25)</text:p>
            <text:p/>
          </draw:text-box>
        </draw:frame>
        <draw:custom-shape draw:style-name="gr3" draw:text-style-name="P4" draw:layer="layout" svg:width="20.828cm" svg:height="7.112cm" svg:x="3.048cm" svg:y="6.604cm">
          <text:p text:style-name="P3"><text:span text:style-name="T1">Impress your enemies! Lose all your friends!</text:span></text:p>
          <text:p text:style-name="P3"><text:span text:style-name="T1"/></text:p>
          <text:p text:style-name="P3"><text:span text:style-name="T1">A 3-dimensional tuple is called a “treble”!</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18.066cm" svg:height="1.195cm" svg:x="1.27cm" svg:y="4.572cm">
          <draw:text-box>
            <text:p><text:span text:style-name="T2">Our old friend, std::pair&lt;&gt; is just a binary tuple!</text:span></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18.066cm" svg:height="7.803cm" svg:x="1.27cm" svg:y="4.572cm">
          <draw:text-box>
            <text:p><text:span text:style-name="T2">Our old friend, std::pair&lt;&gt; is just a binary tuple!</text:span></text:p>
            <text:p><text:span text:style-name="T2"/></text:p>
            <text:p><text:span text:style-name="T2"><text:s/></text:span><text:span text:style-name="T2">std::pair&lt;string, int&gt; p0;</text:span></text:p>
            <text:p><text:span text:style-name="T2"><text:s/></text:span><text:span text:style-name="T2">p0.first <text:s/>= "pages";</text:span></text:p>
            <text:p><text:span text:style-name="T2"><text:s/></text:span><text:span text:style-name="T2">p0.second = 342;</text:span></text:p>
            <text:p><text:span text:style-name="T2"/></text:p>
            <text:p><text:span text:style-name="T2"><text:s/></text:span><text:span text:style-name="T2">std::pair&lt;string, int&gt; p1("covers", 23);</text:span></text:p>
            <text:p><text:span text:style-name="T2"/></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18.066cm" svg:height="10.635cm" svg:x="1.27cm" svg:y="4.572cm">
          <draw:text-box>
            <text:p><text:span text:style-name="T2">Our old friend, std::pair&lt;&gt; is just a binary tuple!</text:span></text:p>
            <text:p><text:span text:style-name="T2"/></text:p>
            <text:p><text:span text:style-name="T2"><text:s/></text:span><text:span text:style-name="T2">std::pair&lt;string, int&gt; p0;</text:span></text:p>
            <text:p><text:span text:style-name="T2"><text:s/></text:span><text:span text:style-name="T2">p0.first <text:s/>= "pages";</text:span></text:p>
            <text:p><text:span text:style-name="T2"><text:s/></text:span><text:span text:style-name="T2">p0.second = 342;</text:span></text:p>
            <text:p><text:span text:style-name="T2"/></text:p>
            <text:p><text:span text:style-name="T2"><text:s/></text:span><text:span text:style-name="T2">std::pair&lt;string, int&gt; p1("covers", 23);</text:span></text:p>
            <text:p><text:span text:style-name="T2"/></text:p>
            <text:p><text:span text:style-name="T2"><text:s/></text:span><text:span text:style-name="T2">// Making life a little easier:</text:span></text:p>
            <text:p><text:span text:style-name="T2"><text:s/></text:span><text:span text:style-name="T2">auto p2 = make_pair("titles", 13);</text:span></text:p>
            <text:p><text:span text:style-name="T2"/></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20.31cm" svg:height="5.915cm" svg:x="1.27cm" svg:y="4.572cm">
          <draw:text-box>
            <text:p><text:span text:style-name="T2"><text:s/></text:span><text:span text:style-name="T2">auto p2 = make_pair("titles", 13); <text:s/>// p2 :: (String, Int)</text:span></text:p>
            <text:p><text:span text:style-name="T2"/></text:p>
            <text:p><text:span text:style-name="T2">...for pairs, we indicate the fixed values by names:</text:span></text:p>
            <text:p><text:span text:style-name="T2"/></text:p>
            <text:p><text:span text:style-name="T2">cout &lt;&lt; p2.first &lt;&lt; “ =&gt; “ &lt;&lt; p2.second;</text:span></text:p>
            <text:p><text:span text:style-name="T2"/></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20.31cm" svg:height="9.691cm" svg:x="1.27cm" svg:y="4.572cm">
          <draw:text-box>
            <text:p><text:span text:style-name="T2"><text:s/></text:span><text:span text:style-name="T2">auto p2 = make_pair("titles", 13); <text:s/>// p2 :: (String, Int)</text:span></text:p>
            <text:p><text:span text:style-name="T2"/></text:p>
            <text:p><text:span text:style-name="T2">...for pairs, we indicate the fixed values by names:</text:span></text:p>
            <text:p><text:span text:style-name="T2"/></text:p>
            <text:p><text:span text:style-name="T2">cout &lt;&lt; p2.first &lt;&lt; “ =&gt; “ &lt;&lt; p2.second;</text:span></text:p>
            <text:p><text:span text:style-name="T2"/></text:p>
            <text:p><text:span text:style-name="T2">...they can also be copied:</text:span></text:p>
            <text:p><text:span text:style-name="T2"/></text:p>
            <text:p><text:span text:style-name="T2">std::pair&lt;string, int&gt; p3 { p2 };</text:span></text:p>
            <text:p><text:span text:style-name="T2"/></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21.516cm" svg:height="11.579cm" svg:x="1.27cm" svg:y="4.572cm">
          <draw:text-box>
            <text:p><text:span text:style-name="T2"><text:s/></text:span><text:span text:style-name="T2">auto p2 = make_pair("titles", 13); <text:s/>// p2 :: (String, Int)</text:span></text:p>
            <text:p><text:span text:style-name="T2"/></text:p>
            <text:p><text:span text:style-name="T2">...for pairs, we indicate the fixed values by names:</text:span></text:p>
            <text:p><text:span text:style-name="T2"/></text:p>
            <text:p><text:span text:style-name="T2">cout &lt;&lt; p2.first &lt;&lt; “ =&gt; “ &lt;&lt; p2.second;</text:span></text:p>
            <text:p><text:span text:style-name="T2"/></text:p>
            <text:p><text:span text:style-name="T2">...they can also be copied:</text:span></text:p>
            <text:p><text:span text:style-name="T2"/></text:p>
            <text:p><text:span text:style-name="T2">std::pair&lt;string, int&gt; p3 { p2 };</text:span></text:p>
            <text:p><text:span text:style-name="T2"/></text:p>
            <text:p><text:span text:style-name="T2">(...and swapped and moved, which I won't get into now.)</text:span></text:p>
            <text:p><text:span text:style-name="T2"/></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25.936cm" svg:height="7.803cm" svg:x="1.27cm" svg:y="4.272cm">
          <draw:text-box>
            <text:p><text:span text:style-name="T2">#include &lt;tuple&gt;</text:span></text:p>
            <text:p><text:span text:style-name="T2"/></text:p>
            <text:p><text:span text:style-name="T2"><text:s/></text:span><text:span text:style-name="T2">auto t0 = make_tuple(true, "entries", vector&lt;string&gt; { "hi", "there" });</text:span></text:p>
            <text:p><text:span text:style-name="T2"/></text:p>
            <text:p><text:span text:style-name="T2"><text:s/></text:span><text:span text:style-name="T2">// std::get&lt;&gt; allows access by position:</text:span></text:p>
            <text:p><text:span text:style-name="T2"><text:s/></text:span><text:span text:style-name="T2">cout &lt;&lt; get&lt;0&gt;(t0) &lt;&lt; " and \"" &lt;&lt; get&lt;1&gt;(t0) &lt;&lt; "\"\n";</text:span></text:p>
            <text:p><text:span text:style-name="T2"/></text:p>
            <text:p><text:span text:style-name="T2"/></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How do we use them in C++?</text:p>
          </draw:text-box>
        </draw:frame>
        <draw:frame draw:style-name="gr1" draw:text-style-name="P5" draw:layer="layout" svg:width="25.936cm" svg:height="11.579cm" svg:x="1.27cm" svg:y="4.272cm">
          <draw:text-box>
            <text:p><text:span text:style-name="T2">#include &lt;tuple&gt;</text:span></text:p>
            <text:p><text:span text:style-name="T2"/></text:p>
            <text:p><text:span text:style-name="T2"><text:s/></text:span><text:span text:style-name="T2">auto t0 = make_tuple(true, "entries", vector&lt;string&gt; { "hi", "there" });</text:span></text:p>
            <text:p><text:span text:style-name="T2"/></text:p>
            <text:p><text:span text:style-name="T2"><text:s/></text:span><text:span text:style-name="T2">// std::get&lt;&gt; allows access by position:</text:span></text:p>
            <text:p><text:span text:style-name="T2"><text:s/></text:span><text:span text:style-name="T2">cout &lt;&lt; get&lt;0&gt;(t0) &lt;&lt; " and \"" &lt;&lt; get&lt;1&gt;(t0) &lt;&lt; "\"\n";</text:span></text:p>
            <text:p><text:span text:style-name="T2"/></text:p>
            <text:p><text:span text:style-name="T2">auto t1 = make_tuple(42, “the answer”);</text:span></text:p>
            <text:p><text:span text:style-name="T2"/></text:p>
            <text:p><text:span text:style-name="T2">// Combine two tuples:</text:span></text:p>
            <text:p><text:span text:style-name="T2">auto t2 = tuple_cat(t0, t1);</text:span></text:p>
            <text:p><text:span text:style-name="T2"/></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 bit tie()d up</text:p>
          </draw:text-box>
        </draw:frame>
        <draw:frame draw:style-name="gr1" draw:text-style-name="P5" draw:layer="layout" svg:width="23.197cm" svg:height="8.747cm" svg:x="1.27cm" svg:y="4.272cm">
          <draw:text-box>
            <text:p><text:span text:style-name="T2">You can wrangle tuples in a couple of other interesting ways:</text:span></text:p>
            <text:p><text:span text:style-name="T2"/></text:p>
            <text:p><text:span text:style-name="T2">int x { 5 };</text:span></text:p>
            <text:p><text:span text:style-name="T2">string s { “Hello, World!” };</text:span></text:p>
            <text:p><text:span text:style-name="T2"/></text:p>
            <text:p><text:span text:style-name="T2">auto tp = tie(x, s);</text:span><text:span text:style-name="T2"><text:tab/></text:span><text:span text:style-name="T2">// ...now, tp is just a tuple!</text:span></text:p>
            <text:p><text:span text:style-name="T2"/></text:p>
            <text:p><text:span text:style-name="T2"/></text:p>
            <text:p><text:span text:style-name="T2"/></text:p>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 bit tie()d up</text:p>
          </draw:text-box>
        </draw:frame>
        <draw:frame draw:style-name="gr1" draw:text-style-name="P5" draw:layer="layout" svg:width="23.197cm" svg:height="14.411cm" svg:x="1.27cm" svg:y="4.272cm">
          <draw:text-box>
            <text:p><text:span text:style-name="T2">You can wrangle tuples in a couple of other interesting ways:</text:span></text:p>
            <text:p><text:span text:style-name="T2"/></text:p>
            <text:p><text:span text:style-name="T2">int x { 5 };</text:span></text:p>
            <text:p><text:span text:style-name="T2">string s { “Hello, World!” };</text:span></text:p>
            <text:p><text:span text:style-name="T2"/></text:p>
            <text:p><text:span text:style-name="T2">auto tp = tie(x, s);</text:span><text:span text:style-name="T2"><text:tab/></text:span><text:span text:style-name="T2">// ...now, tp is just a tuple!</text:span></text:p>
            <text:p><text:span text:style-name="T2"/></text:p>
            <text:p><text:span text:style-name="T2">// tie() has another trick:</text:span></text:p>
            <text:p><text:span text:style-name="T2"/></text:p>
            <text:p><text:span text:style-name="T2">int x2;</text:span></text:p>
            <text:p><text:span text:style-name="T2">string s2;</text:span></text:p>
            <text:p><text:span text:style-name="T2"/></text:p>
            <text:p><text:span text:style-name="T2">tie(x2, s2) = tp;</text:span><text:span text:style-name="T2"><text:tab/></text:span><text:span text:style-name="T2">// x2 and s2 have been assigned-to!</text:span></text:p>
            <text:p><text:span text:style-name="T2"/></text:p>
            <text:p><text:span text:style-name="T2"/></text:p>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A bit tie()d up</text:p>
          </draw:text-box>
        </draw:frame>
        <draw:frame draw:style-name="gr1" draw:text-style-name="P5" draw:layer="layout" svg:width="24.924cm" svg:height="11.579cm" svg:x="1.27cm" svg:y="4.272cm">
          <draw:text-box>
            <text:p><text:span text:style-name="T2">You can wrangle tuples in a couple of other interesting ways:</text:span></text:p>
            <text:p><text:span text:style-name="T2"/></text:p>
            <text:p><text:span text:style-name="T2">auto tp = std::make_tuple("aardvark", 2.32 vector&lt;int&gt; { 1, 2, 3 });</text:span></text:p>
            <text:p><text:span text:style-name="T2"/></text:p>
            <text:p><text:span text:style-name="T2">string name;</text:span></text:p>
            <text:p><text:span text:style-name="T2">vector&lt;int&gt; vals;</text:span></text:p>
            <text:p><text:span text:style-name="T2"/></text:p>
            <text:p><text:span text:style-name="T2">tie(name, std::ignore, vals) = tp;</text:span><text:span text:style-name="T2"><text:tab/></text:span><text:span text:style-name="T2">// (n, _, v) = tp</text:span></text:p>
            <text:p><text:span text:style-name="T2"/></text:p>
            <text:p><text:span text:style-name="T2"/></text:p>
            <text:p><text:span text:style-name="T2"/></text:p>
            <text:p><text:span text:style-name="T2"/></text:p>
          </draw:text-box>
        </draw:frame>
        <presentation:notes draw:style-name="dp2">
          <draw:page-thumbnail draw:style-name="gr2"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heck Yer map()</text:p>
          </draw:text-box>
        </draw:frame>
        <draw:frame draw:style-name="gr1" draw:text-style-name="P6" draw:layer="layout" svg:width="19.001cm" svg:height="18.737cm" svg:x="1.27cm" svg:y="4.272cm">
          <draw:text-box>
            <text:p text:style-name="P6"><text:span text:style-name="T3">// ...a bit of a contrived example:</text:span></text:p>
            <text:p text:style-name="P6"><text:span text:style-name="T3">void g()</text:span></text:p>
            <text:p text:style-name="P6"><text:span text:style-name="T3">{</text:span></text:p>
            <text:p text:style-name="P6"><text:span text:style-name="T3"><text:s/></text:span><text:span text:style-name="T3">using namespace std;</text:span></text:p>
            <text:p text:style-name="P6"><text:span text:style-name="T3"/></text:p>
            <text:p text:style-name="P6"><text:span text:style-name="T3"><text:s/></text:span><text:span text:style-name="T3">vector&lt;tuple&lt;int, char&gt;&gt; xs;</text:span></text:p>
            <text:p text:style-name="P6"><text:span text:style-name="T3"/></text:p>
            <text:p text:style-name="P6"><text:span text:style-name="T3"><text:s/></text:span><text:span text:style-name="T3">struct {</text:span></text:p>
            <text:p text:style-name="P6"><text:span text:style-name="T3"><text:s text:c="8"/></text:span><text:span text:style-name="T3">int <text:s/>x {0};</text:span></text:p>
            <text:p text:style-name="P6"><text:span text:style-name="T3"><text:s text:c="8"/></text:span><text:span text:style-name="T3">char c {'a'};</text:span></text:p>
            <text:p text:style-name="P6"><text:span text:style-name="T3"><text:s text:c="8"/></text:span><text:span text:style-name="T3">tuple&lt;int, char&gt; operator()() { return make_tuple(++x, ++c); };</text:span></text:p>
            <text:p text:style-name="P6"><text:span text:style-name="T3"><text:s/></text:span><text:span text:style-name="T3">} gen;</text:span></text:p>
            <text:p text:style-name="P6"><text:span text:style-name="T3"/></text:p>
            <text:p text:style-name="P6"><text:span text:style-name="T3"><text:s/></text:span><text:span text:style-name="T3">xs.resize(10);</text:span></text:p>
            <text:p text:style-name="P6"><text:span text:style-name="T3"/></text:p>
            <text:p text:style-name="P6"><text:span text:style-name="T3"><text:s/></text:span><text:span text:style-name="T3">generate_n(begin(xs), 10, gen);</text:span></text:p>
            <text:p text:style-name="P6"><text:span text:style-name="T3"/></text:p>
            <text:p text:style-name="P6"><text:span text:style-name="T3"><text:s/></text:span><text:span text:style-name="T3">transform(begin(xs), end(xs),</text:span></text:p>
            <text:p text:style-name="P6"><text:span text:style-name="T3"><text:s text:c="11"/></text:span><text:span text:style-name="T3">ostream_iterator&lt;int&gt;(cout, "\n"),</text:span></text:p>
            <text:p text:style-name="P6"><text:span text:style-name="T3"><text:s text:c="11"/></text:span><text:span text:style-name="T3">[](const tuple&lt;int, char&gt;&amp; tp) { return get&lt;0&gt;(tp)*2; });</text:span></text:p>
            <text:p text:style-name="P6"><text:span text:style-name="T3">}</text:span></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hoa, that's soooo meta!</text:p>
          </draw:text-box>
        </draw:frame>
        <draw:frame draw:style-name="gr1" draw:text-style-name="P5" draw:layer="layout" svg:width="27.18cm" svg:height="12.523cm" svg:x="1.27cm" svg:y="4.272cm">
          <draw:text-box>
            <text:p><text:span text:style-name="T2">There are a few tuple-specific metaprogramming helpers (in addition </text:span></text:p>
            <text:p><text:span text:style-name="T2">to the new C++11/14 type_traits) worth pointing out </text:span></text:p>
            <text:p><text:span text:style-name="T2">(Stroustrup 34.2.4.2):</text:span></text:p>
            <text:p><text:span text:style-name="T2"/></text:p>
            <text:p><text:span text:style-name="T2">tuple_size&lt;T&gt;::value</text:span><text:span text:style-name="T2"><text:tab/></text:span><text:span text:style-name="T2"><text:tab/></text:span><text:span text:style-name="T2"><text:tab/></text:span><text:span text:style-name="T2">...gives you |T|</text:span></text:p>
            <text:p><text:span text:style-name="T2">tuple_elements&lt;N, T&gt;::type</text:span><text:span text:style-name="T2"><text:tab/></text:span><text:span text:style-name="T2">..type of the Nth element of T</text:span></text:p>
            <text:p><text:span text:style-name="T2">uses_allocator&lt;T, A&gt;::value</text:span><text:span text:style-name="T2"><text:tab/></text:span><text:span text:style-name="T2">...can tuple&lt;T&gt; be allocated with type A?</text:span></text:p>
            <text:p><text:span text:style-name="T2"/></text:p>
            <text:p><text:span text:style-name="T2">piecewise_construct</text:span><text:span text:style-name="T2"><text:tab/></text:span><text:span text:style-name="T2"> ← disambiguate tuple&lt;X, Y, Z&gt;(tuple&lt;X, Y, Z&gt;&amp;)</text:span></text:p>
            <text:p><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from tuple(X x, Y y, Z z)</text:span></text:p>
            <text:p><text:span text:style-name="T2"/></text:p>
            <text:p><text:span text:style-name="T2"/></text:p>
            <text:p><text:span text:style-name="T2"/></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0^R gO0d1Ez!</text:p>
          </draw:text-box>
        </draw:frame>
        <draw:frame draw:style-name="gr1" draw:text-style-name="P5" draw:layer="layout" svg:width="22.359cm" svg:height="13.467cm" svg:x="1.37cm" svg:y="4.272cm">
          <draw:text-box>
            <text:p><text:span text:style-name="T2">* Tuples have some other interesting operations:</text:span></text:p>
            <text:p><text:span text:style-name="T2"/></text:p>
            <text:p><text:span text:style-name="T2">== !=, &lt;, &gt;, &lt;=, &gt;= </text:span></text:p>
            <text:p><text:span text:style-name="T2"/></text:p>
            <text:p><text:span text:style-name="T2">...just like pairs. (See std::relational_operators&lt;&gt;)</text:span></text:p>
            <text:p><text:span text:style-name="T2"/></text:p>
            <text:p><text:span text:style-name="T2">* Efficient swap()</text:span></text:p>
            <text:p><text:span text:style-name="T2"/></text:p>
            <text:p><text:span text:style-name="T2">* Some gadgets for forwarding references.</text:span></text:p>
            <text:p><text:span text:style-name="T2"/></text:p>
            <text:p><text:span text:style-name="T2">* ...a few warts: no great way to iterate over the sequence.</text:span></text:p>
            <text:p><text:span text:style-name="T2"/></text:p>
            <text:p><text:span text:style-name="T2">All these mysteries and more await... next time!</text:span></text:p>
            <text:p><text:span text:style-name="T2"/></text:p>
          </draw:text-box>
        </draw:frame>
        <presentation:notes draw:style-name="dp2">
          <draw:page-thumbnail draw:style-name="gr2"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alkin' Tuples</text:p>
          </draw:text-box>
        </draw:frame>
        <draw:frame presentation:style-name="pr2" draw:text-style-name="P7" draw:layer="layout" svg:width="24.639cm" svg:height="12.179cm" svg:x="1.4cm" svg:y="4.914cm" presentation:class="subtitle">
          <draw:text-box>
            <text:p><text:span text:style-name="T4">A little fun with C++11!</text:span></text:p>
          </draw:text-box>
        </draw:frame>
        <draw:frame draw:style-name="gr4" draw:text-style-name="P8" draw:layer="layout" svg:width="18.034cm" svg:height="6.804cm" svg:x="5.588cm" svg:y="13.77cm">
          <draw:text-box>
            <text:p><text:span text:style-name="T5">Questions..?</text:span></text:p>
          </draw:text-box>
        </draw:frame>
        <draw:frame draw:style-name="gr1" draw:text-style-name="P1" draw:layer="layout" svg:width="9.866cm" svg:height="0.725cm" svg:x="1.524cm" svg:y="19.305cm">
          <draw:text-box>
            <text:p text:style-name="P1">Jesse Williamson,”<text:a xlink:href="mailto:nerd.cpp@gmail.com" xlink:type="simple">nerd.cpp@gmail.com</text:a>” (c) 2014</text:p>
          </draw:text-box>
        </draw:frame>
        <presentation:notes draw:style-name="dp2">
          <draw:page-thumbnail draw:style-name="gr2"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4-04-28T20:43:42</meta:creation-date>
    <dc:date>2014-05-03T08:21:35</dc:date>
    <meta:editing-duration>PT11H13M42S</meta:editing-duration>
    <meta:editing-cycles>21</meta:editing-cycles>
    <meta:generator>LibreOffice/3.6$Linux_X86_64 LibreOffice_project/360m1$Build-304</meta:generator>
    <meta:document-statistic meta:object-count="119"/>
  </office:meta>
</office:document-meta>
</file>